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2.0598in"/>
    </style:style>
    <style:style style:name="co4" style:family="table-column">
      <style:table-column-properties fo:break-before="auto" style:column-width="2.6807in"/>
    </style:style>
    <style:style style:name="co5" style:family="table-column">
      <style:table-column-properties fo:break-before="auto" style:column-width="2.2146in"/>
    </style:style>
    <style:style style:name="ro1" style:family="table-row">
      <style:table-row-properties style:row-height="0.22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Frequenz_gesamt</text:p>
          </table:table-cell>
          <table:table-cell office:value-type="string" calcext:value-type="string">
            <text:p>Frequenz_programmiert</text:p>
          </table:table-cell>
          <table:table-cell office:value-type="string" calcext:value-type="string">
            <text:p>Frequenz_vorprogrammiert</text:p>
          </table:table-cell>
          <table:table-cell office:value-type="string" calcext:value-type="string">
            <text:p>RelFreq_programmiert</text:p>
          </table:table-cell>
          <table:table-cell office:value-type="string" calcext:value-type="string">
            <text:p>RelFreq_vorprogrammiert</text:p>
          </table:table-cell>
          <table:table-cell table:number-columns-repeated="58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92575" calcext:value-type="float">
            <text:p>9925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B2]*100000" office:value-type="float" office:value="0" calcext:value-type="float">
            <text:p>0</text:p>
          </table:table-cell>
          <table:table-cell table:formula="of:=[.D2]/[.B2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053715" calcext:value-type="float">
            <text:p>10537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B3]*100000" office:value-type="float" office:value="0" calcext:value-type="float">
            <text:p>0</text:p>
          </table:table-cell>
          <table:table-cell table:formula="of:=[.D3]/[.B3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323943" calcext:value-type="float">
            <text:p>13239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]/[.B4]*100000" office:value-type="float" office:value="0" calcext:value-type="float">
            <text:p>0</text:p>
          </table:table-cell>
          <table:table-cell table:formula="of:=[.D4]/[.B4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158323" calcext:value-type="float">
            <text:p>11583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B5]*100000" office:value-type="float" office:value="0" calcext:value-type="float">
            <text:p>0</text:p>
          </table:table-cell>
          <table:table-cell table:formula="of:=[.D5]/[.B5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96191" calcext:value-type="float">
            <text:p>6961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B6]*100000" office:value-type="float" office:value="0" calcext:value-type="float">
            <text:p>0</text:p>
          </table:table-cell>
          <table:table-cell table:formula="of:=[.D6]/[.B6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937076" calcext:value-type="float">
            <text:p>9370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B7]*100000" office:value-type="float" office:value="0" calcext:value-type="float">
            <text:p>0</text:p>
          </table:table-cell>
          <table:table-cell table:formula="of:=[.D7]/[.B7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425804" calcext:value-type="float">
            <text:p>24258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]/[.B8]*100000" office:value-type="float" office:value="0" calcext:value-type="float">
            <text:p>0</text:p>
          </table:table-cell>
          <table:table-cell table:formula="of:=[.D8]/[.B8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743876" calcext:value-type="float">
            <text:p>7438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]/[.B9]*100000" office:value-type="float" office:value="0" calcext:value-type="float">
            <text:p>0</text:p>
          </table:table-cell>
          <table:table-cell table:formula="of:=[.D9]/[.B9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862262" calcext:value-type="float">
            <text:p>8622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]/[.B10]*100000" office:value-type="float" office:value="0" calcext:value-type="float">
            <text:p>0</text:p>
          </table:table-cell>
          <table:table-cell table:formula="of:=[.D10]/[.B1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273489" calcext:value-type="float">
            <text:p>12734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]/[.B11]*100000" office:value-type="float" office:value="0" calcext:value-type="float">
            <text:p>0</text:p>
          </table:table-cell>
          <table:table-cell table:formula="of:=[.D11]/[.B11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297535" calcext:value-type="float">
            <text:p>22975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]/[.B12]*100000" office:value-type="float" office:value="0" calcext:value-type="float">
            <text:p>0</text:p>
          </table:table-cell>
          <table:table-cell table:formula="of:=[.D12]/[.B12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446428" calcext:value-type="float">
            <text:p>14464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]/[.B13]*100000" office:value-type="float" office:value="0" calcext:value-type="float">
            <text:p>0</text:p>
          </table:table-cell>
          <table:table-cell table:formula="of:=[.D13]/[.B13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69807" calcext:value-type="float">
            <text:p>19698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]/[.B14]*100000" office:value-type="float" office:value="0" calcext:value-type="float">
            <text:p>0</text:p>
          </table:table-cell>
          <table:table-cell table:formula="of:=[.D14]/[.B14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300570" calcext:value-type="float">
            <text:p>13005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/[.B15]*100000" office:value-type="float" office:value="0" calcext:value-type="float">
            <text:p>0</text:p>
          </table:table-cell>
          <table:table-cell table:formula="of:=[.D15]/[.B15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358922" calcext:value-type="float">
            <text:p>13589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]/[.B16]*100000" office:value-type="float" office:value="0" calcext:value-type="float">
            <text:p>0</text:p>
          </table:table-cell>
          <table:table-cell table:formula="of:=[.D16]/[.B16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970095" calcext:value-type="float">
            <text:p>9700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]/[.B17]*100000" office:value-type="float" office:value="0" calcext:value-type="float">
            <text:p>0</text:p>
          </table:table-cell>
          <table:table-cell table:formula="of:=[.D17]/[.B17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92310" calcext:value-type="float">
            <text:p>3923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/[.B18]*100000" office:value-type="float" office:value="0" calcext:value-type="float">
            <text:p>0</text:p>
          </table:table-cell>
          <table:table-cell table:formula="of:=[.D18]/[.B18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760010" calcext:value-type="float">
            <text:p>7600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/[.B19]*100000" office:value-type="float" office:value="0" calcext:value-type="float">
            <text:p>0</text:p>
          </table:table-cell>
          <table:table-cell table:formula="of:=[.D19]/[.B19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439795" calcext:value-type="float">
            <text:p>14397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/[.B20]*100000" office:value-type="float" office:value="0" calcext:value-type="float">
            <text:p>0</text:p>
          </table:table-cell>
          <table:table-cell table:formula="of:=[.D20]/[.B2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087898" calcext:value-type="float">
            <text:p>10878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/[.B21]*100000" office:value-type="float" office:value="0" calcext:value-type="float">
            <text:p>0</text:p>
          </table:table-cell>
          <table:table-cell table:formula="of:=[.D21]/[.B21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143063" calcext:value-type="float">
            <text:p>21430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]/[.B22]*100000" office:value-type="float" office:value="0" calcext:value-type="float">
            <text:p>0</text:p>
          </table:table-cell>
          <table:table-cell table:formula="of:=[.D22]/[.B22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830825" calcext:value-type="float">
            <text:p>8308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]/[.B23]*100000" office:value-type="float" office:value="0" calcext:value-type="float">
            <text:p>0</text:p>
          </table:table-cell>
          <table:table-cell table:formula="of:=[.D23]/[.B23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091542" calcext:value-type="float">
            <text:p>10915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]/[.B24]*100000" office:value-type="float" office:value="0" calcext:value-type="float">
            <text:p>0</text:p>
          </table:table-cell>
          <table:table-cell table:formula="of:=[.D24]/[.B24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51007" calcext:value-type="float">
            <text:p>651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]/[.B25]*100000" office:value-type="float" office:value="0" calcext:value-type="float">
            <text:p>0</text:p>
          </table:table-cell>
          <table:table-cell table:formula="of:=[.D25]/[.B25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098196" calcext:value-type="float">
            <text:p>1098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/[.B26]*100000" office:value-type="float" office:value="0" calcext:value-type="float">
            <text:p>0</text:p>
          </table:table-cell>
          <table:table-cell table:formula="of:=[.D26]/[.B26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389220" calcext:value-type="float">
            <text:p>1389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]/[.B27]*100000" office:value-type="float" office:value="0" calcext:value-type="float">
            <text:p>0</text:p>
          </table:table-cell>
          <table:table-cell table:formula="of:=[.D27]/[.B27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529249" calcext:value-type="float">
            <text:p>15292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]/[.B28]*100000" office:value-type="float" office:value="0" calcext:value-type="float">
            <text:p>0</text:p>
          </table:table-cell>
          <table:table-cell table:formula="of:=[.D28]/[.B28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914518" calcext:value-type="float">
            <text:p>19145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]/[.B29]*100000" office:value-type="float" office:value="0" calcext:value-type="float">
            <text:p>0</text:p>
          </table:table-cell>
          <table:table-cell table:formula="of:=[.D29]/[.B29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588855" calcext:value-type="float">
            <text:p>15888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]/[.B30]*100000" office:value-type="float" office:value="0" calcext:value-type="float">
            <text:p>0</text:p>
          </table:table-cell>
          <table:table-cell table:formula="of:=[.D30]/[.B3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198126" calcext:value-type="float">
            <text:p>1198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]/[.B31]*100000" office:value-type="float" office:value="0" calcext:value-type="float">
            <text:p>0</text:p>
          </table:table-cell>
          <table:table-cell table:formula="of:=[.D31]/[.B31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564183" calcext:value-type="float">
            <text:p>15641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]/[.B32]*100000" office:value-type="float" office:value="0" calcext:value-type="float">
            <text:p>0</text:p>
          </table:table-cell>
          <table:table-cell table:formula="of:=[.D32]/[.B32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809677" calcext:value-type="float">
            <text:p>8096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]/[.B33]*100000" office:value-type="float" office:value="0" calcext:value-type="float">
            <text:p>0</text:p>
          </table:table-cell>
          <table:table-cell table:formula="of:=[.D33]/[.B33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10808" calcext:value-type="float">
            <text:p>19108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]/[.B34]*100000" office:value-type="float" office:value="0" calcext:value-type="float">
            <text:p>0</text:p>
          </table:table-cell>
          <table:table-cell table:formula="of:=[.D34]/[.B34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289084" calcext:value-type="float">
            <text:p>12890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5]/[.B35]*100000" office:value-type="float" office:value="0" calcext:value-type="float">
            <text:p>0</text:p>
          </table:table-cell>
          <table:table-cell table:formula="of:=[.D35]/[.B35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421176" calcext:value-type="float">
            <text:p>14211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6]/[.B36]*100000" office:value-type="float" office:value="0" calcext:value-type="float">
            <text:p>0</text:p>
          </table:table-cell>
          <table:table-cell table:formula="of:=[.D36]/[.B36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388534" calcext:value-type="float">
            <text:p>13885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7]/[.B37]*100000" office:value-type="float" office:value="0" calcext:value-type="float">
            <text:p>0</text:p>
          </table:table-cell>
          <table:table-cell table:formula="of:=[.D37]/[.B37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111661" calcext:value-type="float">
            <text:p>1111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/[.B38]*100000" office:value-type="float" office:value="0" calcext:value-type="float">
            <text:p>0</text:p>
          </table:table-cell>
          <table:table-cell table:formula="of:=[.D38]/[.B38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453210" calcext:value-type="float">
            <text:p>14532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/[.B39]*100000" office:value-type="float" office:value="0" calcext:value-type="float">
            <text:p>0</text:p>
          </table:table-cell>
          <table:table-cell table:formula="of:=[.D39]/[.B39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00228" calcext:value-type="float">
            <text:p>9002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/[.B40]*100000" office:value-type="float" office:value="0" calcext:value-type="float">
            <text:p>0</text:p>
          </table:table-cell>
          <table:table-cell table:formula="of:=[.D40]/[.B4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447794" calcext:value-type="float">
            <text:p>14477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/[.B41]*100000" office:value-type="float" office:value="0" calcext:value-type="float">
            <text:p>0</text:p>
          </table:table-cell>
          <table:table-cell table:formula="of:=[.D41]/[.B41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804889" calcext:value-type="float">
            <text:p>18048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/[.B42]*100000" office:value-type="float" office:value="0" calcext:value-type="float">
            <text:p>0</text:p>
          </table:table-cell>
          <table:table-cell table:formula="of:=[.D42]/[.B42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92805" calcext:value-type="float">
            <text:p>6928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]/[.B43]*100000" office:value-type="float" office:value="0" calcext:value-type="float">
            <text:p>0</text:p>
          </table:table-cell>
          <table:table-cell table:formula="of:=[.D43]/[.B43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24764" calcext:value-type="float">
            <text:p>6247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/[.B44]*100000" office:value-type="float" office:value="0" calcext:value-type="float">
            <text:p>0</text:p>
          </table:table-cell>
          <table:table-cell table:formula="of:=[.D44]/[.B44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223167" calcext:value-type="float">
            <text:p>1223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/[.B45]*100000" office:value-type="float" office:value="0" calcext:value-type="float">
            <text:p>0</text:p>
          </table:table-cell>
          <table:table-cell table:formula="of:=[.D45]/[.B45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759937" calcext:value-type="float">
            <text:p>7599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/[.B46]*100000" office:value-type="float" office:value="0" calcext:value-type="float">
            <text:p>0</text:p>
          </table:table-cell>
          <table:table-cell table:formula="of:=[.D46]/[.B46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488118" calcext:value-type="float">
            <text:p>1488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7]/[.B47]*100000" office:value-type="float" office:value="0" calcext:value-type="float">
            <text:p>0</text:p>
          </table:table-cell>
          <table:table-cell table:formula="of:=[.D47]/[.B47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284918" calcext:value-type="float">
            <text:p>32849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8]/[.B48]*100000" office:value-type="float" office:value="0" calcext:value-type="float">
            <text:p>0</text:p>
          </table:table-cell>
          <table:table-cell table:formula="of:=[.D48]/[.B48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91149" calcext:value-type="float">
            <text:p>491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9]/[.B49]*100000" office:value-type="float" office:value="0" calcext:value-type="float">
            <text:p>0</text:p>
          </table:table-cell>
          <table:table-cell table:formula="of:=[.D49]/[.B49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49190" calcext:value-type="float">
            <text:p>949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/[.B50]*100000" office:value-type="float" office:value="0" calcext:value-type="float">
            <text:p>0</text:p>
          </table:table-cell>
          <table:table-cell table:formula="of:=[.D50]/[.B5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802313" calcext:value-type="float">
            <text:p>8023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1]/[.B51]*100000" office:value-type="float" office:value="0" calcext:value-type="float">
            <text:p>0</text:p>
          </table:table-cell>
          <table:table-cell table:formula="of:=[.D51]/[.B51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11836" calcext:value-type="float">
            <text:p>9118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2]/[.B52]*100000" office:value-type="float" office:value="0" calcext:value-type="float">
            <text:p>0</text:p>
          </table:table-cell>
          <table:table-cell table:formula="of:=[.D52]/[.B52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463435" calcext:value-type="float">
            <text:p>14634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3]/[.B53]*100000" office:value-type="float" office:value="0" calcext:value-type="float">
            <text:p>0</text:p>
          </table:table-cell>
          <table:table-cell table:formula="of:=[.D53]/[.B53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02888" calcext:value-type="float">
            <text:p>9028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4]/[.B54]*100000" office:value-type="float" office:value="0" calcext:value-type="float">
            <text:p>0</text:p>
          </table:table-cell>
          <table:table-cell table:formula="of:=[.D54]/[.B54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474556" calcext:value-type="float">
            <text:p>14745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5]/[.B55]*100000" office:value-type="float" office:value="0" calcext:value-type="float">
            <text:p>0</text:p>
          </table:table-cell>
          <table:table-cell table:formula="of:=[.D55]/[.B55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206448" calcext:value-type="float">
            <text:p>12064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6]/[.B56]*100000" office:value-type="float" office:value="0" calcext:value-type="float">
            <text:p>0</text:p>
          </table:table-cell>
          <table:table-cell table:formula="of:=[.D56]/[.B56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633974" calcext:value-type="float">
            <text:p>16339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7]/[.B57]*100000" office:value-type="float" office:value="0" calcext:value-type="float">
            <text:p>0</text:p>
          </table:table-cell>
          <table:table-cell table:formula="of:=[.D57]/[.B57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760372" calcext:value-type="float">
            <text:p>17603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8]/[.B58]*100000" office:value-type="float" office:value="0" calcext:value-type="float">
            <text:p>0</text:p>
          </table:table-cell>
          <table:table-cell table:formula="of:=[.D58]/[.B58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836959" calcext:value-type="float">
            <text:p>18369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9]/[.B59]*100000" office:value-type="float" office:value="0" calcext:value-type="float">
            <text:p>0</text:p>
          </table:table-cell>
          <table:table-cell table:formula="of:=[.D59]/[.B59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835461" calcext:value-type="float">
            <text:p>8354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0]/[.B60]*100000" office:value-type="float" office:value="0" calcext:value-type="float">
            <text:p>0</text:p>
          </table:table-cell>
          <table:table-cell table:formula="of:=[.D60]/[.B6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165202" calcext:value-type="float">
            <text:p>11652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/[.B61]*100000" office:value-type="float" office:value="0" calcext:value-type="float">
            <text:p>0</text:p>
          </table:table-cell>
          <table:table-cell table:formula="of:=[.D61]/[.B61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809570" calcext:value-type="float">
            <text:p>18095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2]/[.B62]*100000" office:value-type="float" office:value="0" calcext:value-type="float">
            <text:p>0</text:p>
          </table:table-cell>
          <table:table-cell table:formula="of:=[.D62]/[.B62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52327" calcext:value-type="float">
            <text:p>7523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3]/[.B63]*100000" office:value-type="float" office:value="0" calcext:value-type="float">
            <text:p>0</text:p>
          </table:table-cell>
          <table:table-cell table:formula="of:=[.D63]/[.B63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560255" calcext:value-type="float">
            <text:p>1560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4]/[.B64]*100000" office:value-type="float" office:value="0" calcext:value-type="float">
            <text:p>0</text:p>
          </table:table-cell>
          <table:table-cell table:formula="of:=[.D64]/[.B64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875764" calcext:value-type="float">
            <text:p>8757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]/[.B65]*100000" office:value-type="float" office:value="0" calcext:value-type="float">
            <text:p>0</text:p>
          </table:table-cell>
          <table:table-cell table:formula="of:=[.D65]/[.B65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438887" calcext:value-type="float">
            <text:p>14388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6]/[.B66]*100000" office:value-type="float" office:value="0" calcext:value-type="float">
            <text:p>0</text:p>
          </table:table-cell>
          <table:table-cell table:formula="of:=[.D66]/[.B66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909179" calcext:value-type="float">
            <text:p>9091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7]/[.B67]*100000" office:value-type="float" office:value="0" calcext:value-type="float">
            <text:p>0</text:p>
          </table:table-cell>
          <table:table-cell table:formula="of:=[.D67]/[.B67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60490" calcext:value-type="float">
            <text:p>7604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8]/[.B68]*100000" office:value-type="float" office:value="0" calcext:value-type="float">
            <text:p>0</text:p>
          </table:table-cell>
          <table:table-cell table:formula="of:=[.D68]/[.B68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934240" calcext:value-type="float">
            <text:p>934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9]/[.B69]*100000" office:value-type="float" office:value="0" calcext:value-type="float">
            <text:p>0</text:p>
          </table:table-cell>
          <table:table-cell table:formula="of:=[.D69]/[.B69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889230" calcext:value-type="float">
            <text:p>889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0]/[.B70]*100000" office:value-type="float" office:value="0.112456844685852" calcext:value-type="float">
            <text:p>0.112456844685852</text:p>
          </table:table-cell>
          <table:table-cell table:formula="of:=[.D70]/[.B7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57478" calcext:value-type="float">
            <text:p>6574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1]/[.B71]*100000" office:value-type="float" office:value="0.456289031724255" calcext:value-type="float">
            <text:p>0.456289031724255</text:p>
          </table:table-cell>
          <table:table-cell table:formula="of:=[.D71]/[.B71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68295" calcext:value-type="float">
            <text:p>7682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2]/[.B72]*100000" office:value-type="float" office:value="0.260316675235424" calcext:value-type="float">
            <text:p>0.260316675235424</text:p>
          </table:table-cell>
          <table:table-cell table:formula="of:=[.D72]/[.B72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606575" calcext:value-type="float">
            <text:p>26065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3]/[.B73]*100000" office:value-type="float" office:value="0.153458081965798" calcext:value-type="float">
            <text:p>0.153458081965798</text:p>
          </table:table-cell>
          <table:table-cell table:formula="of:=[.D73]/[.B73]*100000" office:value-type="float" office:value="0.076729040982899" calcext:value-type="float">
            <text:p>0.076729040982899</text:p>
          </table:table-cell>
          <table:table-cell table:number-columns-repeated="58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54112" calcext:value-type="float">
            <text:p>654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]/[.B74]*100000" office:value-type="float" office:value="0.152879017660584" calcext:value-type="float">
            <text:p>0.152879017660584</text:p>
          </table:table-cell>
          <table:table-cell table:formula="of:=[.D74]/[.B74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516836" calcext:value-type="float">
            <text:p>1516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]/[.B75]*100000" office:value-type="float" office:value="0.0659267053260867" calcext:value-type="float">
            <text:p>0.065926705326087</text:p>
          </table:table-cell>
          <table:table-cell table:formula="of:=[.D75]/[.B75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986821" calcext:value-type="float">
            <text:p>9868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6]/[.B76]*100000" office:value-type="float" office:value="0.304006501685716" calcext:value-type="float">
            <text:p>0.304006501685716</text:p>
          </table:table-cell>
          <table:table-cell table:formula="of:=[.D76]/[.B76]*100000" office:value-type="float" office:value="0.202671001123811" calcext:value-type="float">
            <text:p>0.202671001123811</text:p>
          </table:table-cell>
          <table:table-cell table:number-columns-repeated="5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20874" calcext:value-type="float">
            <text:p>52087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7]/[.B77]*100000" office:value-type="float" office:value="0.191985009810434" calcext:value-type="float">
            <text:p>0.191985009810434</text:p>
          </table:table-cell>
          <table:table-cell table:formula="of:=[.D77]/[.B77]*100000" office:value-type="float" office:value="0.191985009810434" calcext:value-type="float">
            <text:p>0.191985009810434</text:p>
          </table:table-cell>
          <table:table-cell table:number-columns-repeated="58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20575" calcext:value-type="float">
            <text:p>6205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8]/[.B78]*100000" office:value-type="float" office:value="0" calcext:value-type="float">
            <text:p>0</text:p>
          </table:table-cell>
          <table:table-cell table:formula="of:=[.D78]/[.B78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98320" calcext:value-type="float">
            <text:p>998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9]/[.B79]*100000" office:value-type="float" office:value="0.100168282714961" calcext:value-type="float">
            <text:p>0.100168282714961</text:p>
          </table:table-cell>
          <table:table-cell table:formula="of:=[.D79]/[.B79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58842" calcext:value-type="float">
            <text:p>858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0]/[.B80]*100000" office:value-type="float" office:value="0.11643585199606" calcext:value-type="float">
            <text:p>0.11643585199606</text:p>
          </table:table-cell>
          <table:table-cell table:formula="of:=[.D80]/[.B8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412879" calcext:value-type="float">
            <text:p>14128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81]/[.B81]*100000" office:value-type="float" office:value="0.283109877066614" calcext:value-type="float">
            <text:p>0.283109877066614</text:p>
          </table:table-cell>
          <table:table-cell table:formula="of:=[.D81]/[.B81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75733" calcext:value-type="float">
            <text:p>8757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2]/[.B82]*100000" office:value-type="float" office:value="0.228380111289628" calcext:value-type="float">
            <text:p>0.228380111289628</text:p>
          </table:table-cell>
          <table:table-cell table:formula="of:=[.D82]/[.B82]*100000" office:value-type="float" office:value="0.342570166934442" calcext:value-type="float">
            <text:p>0.342570166934442</text:p>
          </table:table-cell>
          <table:table-cell table:number-columns-repeated="5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140366" calcext:value-type="float">
            <text:p>11403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3]/[.B83]*100000" office:value-type="float" office:value="0.175382289545637" calcext:value-type="float">
            <text:p>0.175382289545637</text:p>
          </table:table-cell>
          <table:table-cell table:formula="of:=[.D83]/[.B83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041719" calcext:value-type="float">
            <text:p>1041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]/[.B84]*100000" office:value-type="float" office:value="0.0959951772022973" calcext:value-type="float">
            <text:p>0.095995177202297</text:p>
          </table:table-cell>
          <table:table-cell table:formula="of:=[.D84]/[.B84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300632" calcext:value-type="float">
            <text:p>1300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85]/[.B85]*100000" office:value-type="float" office:value="0.153771397289933" calcext:value-type="float">
            <text:p>0.153771397289933</text:p>
          </table:table-cell>
          <table:table-cell table:formula="of:=[.D85]/[.B85]*100000" office:value-type="float" office:value="0.307542794579866" calcext:value-type="float">
            <text:p>0.307542794579866</text:p>
          </table:table-cell>
          <table:table-cell table:number-columns-repeated="58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806347" calcext:value-type="float">
            <text:p>806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6]/[.B86]*100000" office:value-type="float" office:value="0.124016087366853" calcext:value-type="float">
            <text:p>0.124016087366853</text:p>
          </table:table-cell>
          <table:table-cell table:formula="of:=[.D86]/[.B86]*100000" office:value-type="float" office:value="0.248032174733706" calcext:value-type="float">
            <text:p>0.248032174733706</text:p>
          </table:table-cell>
          <table:table-cell table:number-columns-repeated="5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6455" calcext:value-type="float">
            <text:p>20164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87]/[.B87]*100000" office:value-type="float" office:value="0.297551891810132" calcext:value-type="float">
            <text:p>0.297551891810132</text:p>
          </table:table-cell>
          <table:table-cell table:formula="of:=[.D87]/[.B87]*100000" office:value-type="float" office:value="0.198367927873421" calcext:value-type="float">
            <text:p>0.198367927873421</text:p>
          </table:table-cell>
          <table:table-cell table:number-columns-repeated="58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253805" calcext:value-type="float">
            <text:p>12538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8]/[.B88]*100000" office:value-type="float" office:value="0.239271657075861" calcext:value-type="float">
            <text:p>0.239271657075861</text:p>
          </table:table-cell>
          <table:table-cell table:formula="of:=[.D88]/[.B88]*100000" office:value-type="float" office:value="0.159514438050574" calcext:value-type="float">
            <text:p>0.159514438050574</text:p>
          </table:table-cell>
          <table:table-cell table:number-columns-repeated="5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94106" calcext:value-type="float">
            <text:p>5941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89]/[.B89]*100000" office:value-type="float" office:value="0.841600657121793" calcext:value-type="float">
            <text:p>0.841600657121793</text:p>
          </table:table-cell>
          <table:table-cell table:formula="of:=[.D89]/[.B89]*100000" office:value-type="float" office:value="0.168320131424359" calcext:value-type="float">
            <text:p>0.168320131424359</text:p>
          </table:table-cell>
          <table:table-cell table:number-columns-repeated="58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98439" calcext:value-type="float">
            <text:p>598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0]/[.B90]*100000" office:value-type="float" office:value="0.501304226495934" calcext:value-type="float">
            <text:p>0.501304226495934</text:p>
          </table:table-cell>
          <table:table-cell table:formula="of:=[.D90]/[.B9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651837" calcext:value-type="float">
            <text:p>16518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1]/[.B91]*100000" office:value-type="float" office:value="0.121077321793857" calcext:value-type="float">
            <text:p>0.121077321793857</text:p>
          </table:table-cell>
          <table:table-cell table:formula="of:=[.D91]/[.B91]*100000" office:value-type="float" office:value="0.181615982690786" calcext:value-type="float">
            <text:p>0.181615982690786</text:p>
          </table:table-cell>
          <table:table-cell table:number-columns-repeated="5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41263" calcext:value-type="float">
            <text:p>104126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92]/[.B92]*100000" office:value-type="float" office:value="0.864334947078692" calcext:value-type="float">
            <text:p>0.864334947078692</text:p>
          </table:table-cell>
          <table:table-cell table:formula="of:=[.D92]/[.B92]*100000" office:value-type="float" office:value="0.192074432684154" calcext:value-type="float">
            <text:p>0.192074432684154</text:p>
          </table:table-cell>
          <table:table-cell table:number-columns-repeated="5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815439" calcext:value-type="float">
            <text:p>8154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93]/[.B93]*100000" office:value-type="float" office:value="3.06583325055584" calcext:value-type="float">
            <text:p>3.06583325055584</text:p>
          </table:table-cell>
          <table:table-cell table:formula="of:=[.D93]/[.B93]*100000" office:value-type="float" office:value="0.122633330022233" calcext:value-type="float">
            <text:p>0.122633330022233</text:p>
          </table:table-cell>
          <table:table-cell table:number-columns-repeated="58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08058" calcext:value-type="float">
            <text:p>4080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94]/[.B94]*100000" office:value-type="float" office:value="1.22531600899872" calcext:value-type="float">
            <text:p>1.22531600899872</text:p>
          </table:table-cell>
          <table:table-cell table:formula="of:=[.D94]/[.B94]*100000" office:value-type="float" office:value="0.490126403599488" calcext:value-type="float">
            <text:p>0.490126403599488</text:p>
          </table:table-cell>
          <table:table-cell table:number-columns-repeated="5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98356" calcext:value-type="float">
            <text:p>11983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5]/[.B95]*100000" office:value-type="float" office:value="0.917924222851974" calcext:value-type="float">
            <text:p>0.917924222851974</text:p>
          </table:table-cell>
          <table:table-cell table:formula="of:=[.D95]/[.B95]*100000" office:value-type="float" office:value="0.166895313245813" calcext:value-type="float">
            <text:p>0.166895313245813</text:p>
          </table:table-cell>
          <table:table-cell table:number-columns-repeated="58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678996" calcext:value-type="float">
            <text:p>16789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96]/[.B96]*100000" office:value-type="float" office:value="0.357356420146326" calcext:value-type="float">
            <text:p>0.357356420146326</text:p>
          </table:table-cell>
          <table:table-cell table:formula="of:=[.D96]/[.B96]*100000" office:value-type="float" office:value="0.119118806715442" calcext:value-type="float">
            <text:p>0.119118806715442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96578" calcext:value-type="float">
            <text:p>5965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7]/[.B97]*100000" office:value-type="float" office:value="1.00573604792668" calcext:value-type="float">
            <text:p>1.00573604792668</text:p>
          </table:table-cell>
          <table:table-cell table:formula="of:=[.D97]/[.B97]*100000" office:value-type="float" office:value="0.167622674654446" calcext:value-type="float">
            <text:p>0.167622674654446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82367" calcext:value-type="float">
            <text:p>9823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98]/[.B98]*100000" office:value-type="float" office:value="0.712564652517847" calcext:value-type="float">
            <text:p>0.712564652517847</text:p>
          </table:table-cell>
          <table:table-cell table:formula="of:=[.D98]/[.B98]*100000" office:value-type="float" office:value="0.203589900719385" calcext:value-type="float">
            <text:p>0.203589900719385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65549" calcext:value-type="float">
            <text:p>12655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]/[.B99]*100000" office:value-type="float" office:value="1.10623926849138" calcext:value-type="float">
            <text:p>1.10623926849138</text:p>
          </table:table-cell>
          <table:table-cell table:formula="of:=[.D99]/[.B99]*100000" office:value-type="float" office:value="0.158034181213055" calcext:value-type="float">
            <text:p>0.158034181213055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111486" calcext:value-type="float">
            <text:p>21114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0]/[.B100]*100000" office:value-type="float" office:value="0.426240098205719" calcext:value-type="float">
            <text:p>0.426240098205719</text:p>
          </table:table-cell>
          <table:table-cell table:formula="of:=[.D100]/[.B100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54560" calcext:value-type="float">
            <text:p>1954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01]/[.B101]*100000" office:value-type="float" office:value="0.255812049770792" calcext:value-type="float">
            <text:p>0.255812049770792</text:p>
          </table:table-cell>
          <table:table-cell table:formula="of:=[.D101]/[.B101]*100000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47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" table:cell-range-address="$Sheet1.$B$1:.$D$101"/>
        </table:named-expressions>
      </table:table>
      <table:named-expressions/>
      <table:database-ranges>
        <table:database-range table:name="Table1" table:target-range-address="Sheet1.A1:Sheet1.F101" table:display-filter-buttons="true"/>
        <table:database-range table:name="__Anonymous_Sheet_DB__0" table:target-range-address="Sheet1.B1:Sheet1.D10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tefan Hartmann</meta:initial-creator>
    <meta:creation-date>2021-04-17T15:47:51</meta:creation-date>
    <dc:date>2021-09-17T15:12:55.566681323</dc:date>
    <meta:generator>LibreOffice/7.1.2.2$MacOSX_X86_64 LibreOffice_project/8a45595d069ef5570103caea1b71cc9d82b2aae4</meta:generator>
    <meta:editing-duration>PT54S</meta:editing-duration>
    <meta:editing-cycles>1</meta:editing-cycles>
    <meta:document-statistic meta:table-count="1" meta:cell-count="606" meta:object-count="0"/>
    <meta:user-defined meta:name="AppVersion">16.0300</meta:user-defined>
  </office:meta>
</office:document-meta>
</file>